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Text_20_body">
      <style:paragraph-properties fo:margin-left="0.4902in" fo:margin-right="0in" fo:text-indent="0in" style:auto-text-indent="false"/>
    </style:style>
    <style:style style:name="P4" style:family="paragraph" style:parent-style-name="Heading_20_1">
      <style:paragraph-properties fo:break-before="page"/>
    </style:style>
    <style:style style:name="P5" style:family="paragraph" style:parent-style-name="Text_20_body" style:list-style-name="L1"/>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text:s/>1 SrrTrains is Dead, Long Live SrrTrains!!!<text:tab/>2</text:p>
          <text:p text:style-name="P2"><text:s/>2 Multiplexing<text:tab/>2</text:p>
          <text:p text:style-name="P2"><text:s/>3 Additional Multiplexing (Sub-Multiplexing)<text:tab/>3</text:p>
        </text:index-body>
      </text:table-of-content>
      <text:p text:style-name="Text_20_body"/>
      <text:h text:style-name="P4"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Node (NSN)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1" text:outline-level="1">Multiplexing</text:h>
      <text:p text:style-name="Text_20_body">Before we dive a little bit into the needed structure of such a multiuser scene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t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3">Network Connection is identified by:</text:p>
      <text:list xml:id="list8187047133186475545" text:style-name="L1">
        <text:list-item>
          <text:p text:style-name="P5">@IP A</text:p>
        </text:list-item>
        <text:list-item>
          <text:p text:style-name="P5">PORT A</text:p>
        </text:list-item>
        <text:list-item>
          <text:p text:style-name="P5">@IP B</text:p>
        </text:list-item>
        <text:list-item>
          <text:p text:style-name="P5">PORT B</text:p>
        </text:list-item>
      </text:list>
      <text:p text:style-name="Text_20_body">as depicted in following <text:sequence-ref text:reference-format="category-and-value" text:ref-name="refIllustration0">Abbildung 2.1</text:sequence-ref>.</text:p>
      <text:p text:style-name="Text_20_body"><text:soft-page-break/></text:p>
      <text:p text:style-name="Text_20_body"><draw:frame draw:style-name="fr1" draw:name="Rahmen1" text:anchor-type="paragraph" svg:width="5.5516in" draw:z-index="0"><draw:text-box fo:min-height="3.9366in"><text:p text:style-name="Illustration"><draw:frame draw:style-name="fr2" draw:name="Objekt1" text:anchor-type="paragraph" svg:width="5.5516in" svg:height="3.9366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Additional Multiplexing (Sub-Multiplexing)</text:h>
      <text:p text:style-name="Text_20_body">However, when we talk about X3D scenes, then the processes – i.e. what I called the "scene instances" – do not provide sufficient granularity for the network communication.</text:p>
      <text:p text:style-name="Text_20_body">When an X3D scene instance communicates with an X3D Collaboration Server – or even directly with another X3D scene instance –, then we have to consider <text:span text:style-name="T1">the fact that the scenes</text:span> (which are executed within the scene instances) <text:span text:style-name="T1">will consist of what-i-call "objects"</text:span> (in the SrrTrains project, I called such objects the "facilities").</text:p>
      <text:p text:style-name="Text_20_body">So, although there is only one Internet Connection for each scene instance (i.e. for each human user) between each X3D Scene Instance and the X3D Collaboration Server, <text:span text:style-name="T1">we have to multiplex traffic for several (or many) objects over each of those connections</text:span>.</text:p>
      <text:p text:style-name="Text_20_body">Additionally, <text:span text:style-name="T1">we have the concept of rooms</text:span>. I.e. the X3D Collaboration Server groups the users into rooms, where each room is separated from the other rooms.</text:p>
      <text:p text:style-name="Text_20_body">In John's NSN implementation, the multiplexing is realized by what is called "namespaces" of the socket.io software.</text:p>
      <text:p text:style-name="Text_20_body"/>
      <text:p text:style-name="Text_20_body"><draw:frame draw:style-name="fr1" draw:name="Rahmen2" text:anchor-type="paragraph" svg:width="5.5516in" draw:z-index="2"><draw:text-box fo:min-height="3.9366in"><text:p text:style-name="Illustration"><draw:frame draw:style-name="fr3" draw:name="Objekt2" text:anchor-type="paragraph" svg:x="0.0047in" svg:y="-0.0035in" svg:width="5.7717in" svg:height="3.9382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namespaces for the sub-multiplexing for rooms and objects</text:p></draw:text-box></draw:frame><text:soft-page-break/></text:p>
      <text:h text:style-name="Heading_20_1" text:outline-level="1">The Objects of a Multiuser Scene</text:h>
      <text:p text:style-name="Text_20_body">Tbd.</text:p>
      <text:h text:style-name="Heading_20_1" text:outline-level="1">Role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Session Operator</text:h>
      <text:p text:style-name="Text_20_body">Tbd.</text:p>
      <text:h text:style-name="Heading_20_2" text:outline-level="2">Gamer</text:h>
      <text:p text:style-name="Text_20_body">Tbd.</text:p>
      <text:h text:style-name="Heading_20_1" text:outline-level="1"><text:soft-page-break/>Runtime Procedures</text:h>
      <text:p text:style-name="Text_20_body">Tbd.</text:p>
      <text:h text:style-name="Heading_20_2" text:outline-level="2">Bootstrapping the Scene / Scene Description</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Server Side Calculations</text:h>
      <text:p text:style-name="Text_20_body">Tbd.</text:p>
      <text:h text:style-name="Heading_20_2" text:outline-level="2">Flexible Client Side Calculations by the Author</text:h>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4<text:tab/>Our Little MUD<text:tab/>Version 0.0.2 / 2024-09-18</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4</text:page-number> of <text:page-count>5</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 of <text:page-count>5</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34M46S</meta:editing-duration>
    <meta:editing-cycles>200</meta:editing-cycles>
    <meta:generator>OpenOffice/4.1.5$Win32 OpenOffice.org_project/415m1$Build-9789</meta:generator>
    <dc:date>2024-09-18T13:29:55.19</dc:date>
    <dc:creator>x </dc:creator>
    <meta:document-statistic meta:table-count="0" meta:image-count="0" meta:object-count="2" meta:page-count="5" meta:paragraph-count="68" meta:word-count="736" meta:character-count="44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2" draw:layer="layout" svg:width="3.495cm" svg:height="0.963cm" svg:x="8.703cm" svg:y="1.231cm">
          <draw:text-box>
            <text:p>Machine B</text:p>
          </draw:text-box>
        </draw:frame>
        <draw:line draw:style-name="gr3" draw:text-style-name="P1" draw:layer="layout" svg:x1="0.238cm" svg:y1="8.572cm" svg:x2="13.546cm" svg:y2="8.572cm">
          <text:p/>
        </draw:line>
        <draw:line draw:style-name="gr3" draw:text-style-name="P1" draw:layer="layout" svg:x1="3.254cm" svg:y1="5.477cm" svg:x2="3.333cm" svg:y2="8.546cm">
          <text:p/>
        </draw:line>
        <draw:line draw:style-name="gr3" draw:text-style-name="P1" draw:layer="layout" svg:x1="10.611cm" svg:y1="5.452cm" svg:x2="10.69cm" svg:y2="8.521cm">
          <text:p/>
        </draw:line>
        <draw:frame draw:style-name="gr2" draw:layer="layout" svg:width="2.653cm" svg:height="0.963cm" svg:x="5.819cm" svg:y="7.343cm">
          <draw:text-box>
            <text:p>Internet</text:p>
          </draw:text-box>
        </draw:frame>
        <draw:custom-shape draw:style-name="gr4"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5"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2" draw:layer="layout" svg:width="2.301cm" svg:height="0.963cm" svg:x="3.149cm" svg:y="5.504cm">
          <draw:text-box>
            <text:p>@IP A</text:p>
          </draw:text-box>
        </draw:frame>
        <draw:frame draw:style-name="gr2" draw:layer="layout" svg:width="2.335cm" svg:height="0.963cm" svg:x="8.336cm" svg:y="5.558cm">
          <draw:text-box>
            <text:p>@IP B</text:p>
          </draw:text-box>
        </draw:frame>
        <draw:frame draw:style-name="gr2" draw:layer="layout" svg:width="2.813cm" svg:height="0.963cm" svg:x="0.69cm" svg:y="3.943cm">
          <draw:text-box>
            <text:p>PORT A</text:p>
          </draw:text-box>
        </draw:frame>
        <draw:frame draw:style-name="gr2" draw:layer="layout" svg:width="2.847cm" svg:height="0.963cm" svg:x="10.322cm" svg:y="4.474cm">
          <draw:text-box>
            <text:p>PORT B</text:p>
          </draw:text-box>
        </draw:frame>
        <draw:frame draw:style-name="gr2" draw:text-style-name="P2" draw:layer="layout" svg:width="4.833cm" svg:height="0.806cm" svg:x="4.286cm" svg:y="6.471cm">
          <draw:text-box>
            <text:p text:style-name="P2"><text:span text:style-name="T1">Internet Connection</text:span></text:p>
          </draw:text-box>
        </draw:frame>
        <draw:line draw:style-name="gr6"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622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7cm" fo:min-width="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7.656cm" svg:height="1.675cm" svg:x="0cm" svg:y="0cm">
          <draw:text-box>
            <text:p>Example namespaces</text:p>
            <text:p>for 2 rooms and 3 objects</text:p>
          </draw:text-box>
        </draw:frame>
        <draw:frame draw:style-name="gr1" draw:layer="layout" svg:width="4.446cm" svg:height="3.811cm" svg:x="0.847cm" svg:y="1.746cm">
          <draw:text-box>
            <text:list text:style-name="L1">
              <text:list-item>
                <text:p>/room1</text:p>
              </text:list-item>
              <text:list-item>
                <text:p>/room2</text:p>
              </text:list-item>
              <text:list-item>
                <text:p>/room1/obj1</text:p>
              </text:list-item>
              <text:list-item>
                <text:p>/room2/obj2</text:p>
              </text:list-item>
              <text:list-item>
                <text:p>/room2/obj1</text:p>
              </text:list-item>
            </text:list>
          </draw:text-box>
        </draw:frame>
        <draw:frame draw:style-name="gr1" draw:layer="layout" svg:width="6.776cm" svg:height="3.811cm" svg:x="5.584cm" svg:y="1.721cm">
          <draw:text-box>
            <text:p>chat, avatars in room1</text:p>
            <text:p>chat, avatars in room2</text:p>
            <text:p>obj1 in room1</text:p>
            <text:p>obj2 in room2</text:p>
            <text:p>obj1 in room2</text:p>
          </draw:text-box>
        </draw:frame>
        <draw:frame draw:style-name="gr1" draw:layer="layout" svg:width="13.007cm" svg:height="0.963cm" svg:x="0cm" svg:y="5.503cm">
          <draw:text-box>
            <text:p>Hint: all these namespaces can be related to</text:p>
          </draw:text-box>
        </draw:frame>
        <draw:frame draw:style-name="gr2" draw:layer="layout" svg:width="13.521cm" svg:height="0.963cm" svg:x="0.528cm" svg:y="6.166cm">
          <draw:text-box>
            <text:p>THE SAME SCENE, but to DIFFERENT</text:p>
          </draw:text-box>
        </draw:frame>
        <draw:frame draw:style-name="gr3" draw:layer="layout" svg:width="13.706cm" svg:height="0.963cm" svg:x="0.528cm" svg:y="6.802cm">
          <draw:text-box>
            <text:p>ROOMS (i.e. SESSIONS). /room1/obj1 and</text:p>
          </draw:text-box>
        </draw:frame>
        <draw:frame draw:style-name="gr3" draw:layer="layout" svg:width="13.706cm" svg:height="0.963cm" svg:x="0.528cm" svg:y="7.491cm">
          <draw:text-box>
            <text:p>/room2/obj1 are two instances (in two</text:p>
          </draw:text-box>
        </draw:frame>
        <draw:frame draw:style-name="gr3" draw:layer="layout" svg:width="13.706cm" svg:height="0.963cm" svg:x="0.475cm" svg:y="8.153cm">
          <draw:text-box>
            <text:p>Sessions) of THE SAME OBJECT</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